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ResolverRegistryTests.custom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olverRegistryTests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verRegistryTests.scrip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iewResolver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ResolverRegistryTests.has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no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verRegistryTests.defaultVie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